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33cc" draw:stroke-linejoin="miter" draw:fill="none" draw:fill-color="#ffffff" draw:textarea-horizontal-align="justify" draw:textarea-vertical-align="middle" draw:auto-grow-height="false" fo:min-height="2.144cm" fo:min-width="2.108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688cm" fo:min-width="0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cfe7f5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cm" fo:min-width="0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08cm" fo:padding-top="0.03cm" fo:padding-bottom="0.03cm" fo:padding-left="0.03cm" fo:padding-right="0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8cm" fo:padding-top="0.03cm" fo:padding-bottom="0.03cm" fo:padding-left="0.03cm" fo:padding-right="0.03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cfe7f5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95cm" fo:padding-top="0.03cm" fo:padding-bottom="0.03cm" fo:padding-left="0.03cm" fo:padding-right="0.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77cm" fo:padding-top="0.03cm" fo:padding-bottom="0.03cm" fo:padding-left="0.03cm" fo:padding-right="0.03cm"/>
      <style:paragraph-properties style:writing-mode="lr-tb"/>
    </style:style>
    <style:style style:name="gr14" style:family="graphic" style:parent-style-name="objectwithoutfill">
      <style:graphic-properties svg:stroke-width="0.04cm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svg:stroke-color="#2323dc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15cm" fo:padding-top="0.03cm" fo:padding-bottom="0.03cm" fo:padding-left="0.03cm" fo:padding-right="0.03cm"/>
      <style:paragraph-properties style:writing-mode="lr-tb"/>
    </style:style>
    <style:style style:name="gr17" style:family="graphic" style:parent-style-name="objectwithoutfill">
      <style:graphic-properties svg:stroke-width="0.04cm" svg:stroke-color="#0000ff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4" style:family="paragraph">
      <loext:graphic-properties draw:fill="solid" draw:fill-color="#cfe7f5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8" style:family="paragraph">
      <style:paragraph-properties fo:text-align="start">
        <style:tab-stops>
          <style:tab-stop style:position="1.5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>
          <style:tab-stop style:position="0.8cm"/>
        </style:tab-stops>
      </style:paragraph-properties>
      <style:text-properties style:font-name="Liberation Sans1"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1" style:family="paragraph">
      <loext:graphic-properties draw:fill="solid" draw:fill-color="#cfe7f5"/>
    </style:style>
    <style:style style:name="P1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style:font-name="Liberation Sans1"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size="20pt" style:font-size-asian="20pt" style:font-size-complex="2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name="Ovál 6" draw:style-name="gr1" draw:text-style-name="P1" draw:layer="layout" svg:width="3.686cm" svg:height="3.4cm" svg:x="18.653cm" svg:y="5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2cm" svg:height="0.938cm" svg:x="8.835cm" svg:y="4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12cm" svg:height="0.938cm" svg:x="11.001cm" svg:y="6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86cm" svg:height="0.938cm" svg:x="6.22cm" svg:y="4.6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7.861cm" svg:y="4.4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8.01600831285193cm 4.65100836524789cm)" svg:viewBox="0 0 220 221" draw:points="0,221 0,0 220,0">
            <text:p/>
          </draw:polyline>
        </draw:g>
        <draw:connector draw:style-name="gr6" draw:layer="layout" svg:x1="7.08cm" svg:y1="5.12cm" svg:x2="7.861cm" svg:y2="5.12cm" draw:start-shape="id1" draw:start-glue-point="6" draw:end-shape="id2" draw:end-glue-point="4" svg:d="M7080 5120h781" svg:viewBox="0 0 782 1">
          <text:p/>
        </draw:connector>
        <draw:frame draw:style-name="gr7" draw:text-style-name="P7" draw:layer="layout" svg:width="0.781cm" svg:height="0.568cm" svg:x="7.08cm" svg:y="4.587cm">
          <draw:text-box>
            <text:p><text:span text:style-name="T2">b</text:span><text:span text:style-name="T2">e</text:span><text:span text:style-name="T2">q</text:span></text:p>
          </draw:text-box>
        </draw:frame>
        <draw:frame draw:style-name="gr8" draw:text-style-name="P9" draw:layer="layout" svg:width="4.609cm" svg:height="0.908cm" svg:x="19.129cm" svg:y="3.854cm">
          <draw:text-box>
            <text:p text:style-name="P8"><text:span text:style-name="T3">Č</text:span><text:span text:style-name="T3">a</text:span><text:span text:style-name="T3">s</text:span><text:span text:style-name="T3"> </text:span><text:span text:style-name="T3">(</text:span><text:span text:style-name="T3">c</text:span><text:span text:style-name="T3">y</text:span><text:span text:style-name="T3">k</text:span><text:span text:style-name="T3">l</text:span><text:span text:style-name="T3">y</text:span><text:span text:style-name="T3">)</text:span></text:p>
          </draw:text-box>
        </draw:frame>
        <draw:custom-shape draw:style-name="gr9" draw:text-style-name="P10" xml:id="id3" draw:id="id3" draw:layer="layout" svg:width="0.86cm" svg:height="0.938cm" svg:x="8.386cm" svg:y="4.6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8.173cm" svg:y1="5.12cm" svg:x2="8.386cm" svg:y2="4.886cm" draw:start-shape="id2" draw:start-glue-point="8" draw:end-shape="id3" draw:end-glue-point="8" svg:d="M8173 5120h107v-234h106" svg:viewBox="0 0 214 235">
          <text:p/>
        </draw:connector>
        <draw:connector draw:style-name="gr6" draw:layer="layout" svg:x1="8.173cm" svg:y1="5.12cm" svg:x2="8.386cm" svg:y2="5.353cm" draw:start-shape="id2" draw:start-glue-point="8" draw:end-shape="id3" draw:end-glue-point="7" svg:d="M8173 5120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7.862cm" svg:y="4.4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8.01700831285193cm 4.65100836524789cm)" svg:viewBox="0 0 220 221" draw:points="0,221 0,0 220,0">
            <text:p/>
          </draw:polyline>
        </draw:g>
        <draw:g xml:id="id4" draw:id="id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0.027cm" svg:y="4.4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0.1820083128519cm 4.65100836524789cm)" svg:viewBox="0 0 220 221" draw:points="0,221 0,0 220,0">
            <text:p/>
          </draw:polyline>
        </draw:g>
        <draw:connector draw:style-name="gr6" draw:layer="layout" svg:x1="9.246cm" svg:y1="4.886cm" svg:x2="10.027cm" svg:y2="4.885cm" draw:start-shape="id3" draw:start-glue-point="5" draw:end-shape="id4" draw:end-glue-point="5" svg:d="M9246 4886h390v-1h391" svg:viewBox="0 0 782 2">
          <text:p/>
        </draw:connector>
        <draw:connector draw:style-name="gr6" draw:layer="layout" draw:line-skew="0.457cm" svg:x1="11.297cm" svg:y1="5.13cm" svg:x2="12.222cm" svg:y2="5.12cm" draw:start-shape="id5" draw:start-glue-point="5" draw:end-shape="id6" draw:end-glue-point="4" svg:d="M11297 5130h925v-10" svg:viewBox="0 0 926 11">
          <text:p/>
        </draw:connector>
        <draw:connector draw:style-name="gr6" draw:layer="layout" svg:x1="9.246cm" svg:y1="5.353cm" svg:x2="10.027cm" svg:y2="5.353cm" draw:start-shape="id3" draw:start-glue-point="4" draw:end-shape="id4" draw:end-glue-point="9" svg:d="M9246 5353h781" svg:viewBox="0 0 782 1">
          <text:p/>
        </draw:connector>
        <draw:custom-shape draw:style-name="gr9" draw:text-style-name="P10" xml:id="id7" draw:id="id7" draw:layer="layout" svg:width="0.86cm" svg:height="0.938cm" svg:x="13.095cm" svg:y="4.6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2.222cm" svg:y="4.4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770083128519cm 4.65100836524789cm)" svg:viewBox="0 0 220 221" draw:points="0,221 0,0 220,0">
            <text:p/>
          </draw:polyline>
        </draw:g>
        <draw:g xml:id="id8" draw:id="id8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14.424cm" svg:y="4.49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790083128519cm 4.65100836524789cm)" svg:viewBox="0 0 220 221" draw:points="0,221 0,0 220,0">
            <text:p/>
          </draw:polyline>
        </draw:g>
        <draw:custom-shape draw:style-name="gr9" draw:text-style-name="P10" xml:id="id9" draw:id="id9" draw:layer="layout" svg:width="0.86cm" svg:height="0.938cm" svg:x="15.517cm" svg:y="4.65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0.751cm" svg:y="4.651cm" svg:viewBox="0 0 547 937" draw:points="0,0 547,234 547,703 0,937 0,625 157,469 0,312">
          <text:p/>
        </draw:polygon>
        <draw:polygon draw:style-name="gr11" draw:text-style-name="P11" xml:id="id5" draw:id="id5" draw:layer="layout" svg:width="0.546cm" svg:height="0.936cm" svg:x="10.761cm" svg:y="4.662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xml:id="id19" draw:id="id19" draw:layer="layout" svg:width="0.497cm" svg:height="0.568cm" svg:x="9.401cm" svg:y="4.858cm">
          <draw:text-box>
            <text:p><text:span text:style-name="T2">t</text:span><text:span text:style-name="T2">2</text:span></text:p>
          </draw:text-box>
        </draw:frame>
        <draw:frame draw:style-name="gr7" draw:text-style-name="P7" draw:layer="layout" svg:width="0.303cm" svg:height="0.568cm" svg:x="10.943cm" svg:y="4.807cm">
          <draw:text-box>
            <text:p><text:span text:style-name="T2">+</text:span></text:p>
          </draw:text-box>
        </draw:frame>
        <draw:connector draw:style-name="gr6" draw:layer="layout" svg:x1="10.339cm" svg:y1="5.354cm" svg:x2="10.761cm" svg:y2="5.353cm" draw:start-shape="id4" draw:start-glue-point="7" draw:end-shape="id5" draw:end-glue-point="6" svg:d="M10339 5354h211v-1h211" svg:viewBox="0 0 423 2">
          <text:p/>
        </draw:connector>
        <draw:connector draw:style-name="gr6" draw:layer="layout" svg:x1="10.339cm" svg:y1="4.885cm" svg:x2="10.762cm" svg:y2="4.886cm" draw:start-shape="id4" draw:start-glue-point="6" draw:end-shape="id5" draw:end-glue-point="4" svg:d="M10339 4885h211v1h212" svg:viewBox="0 0 424 2">
          <text:p/>
        </draw:connector>
        <draw:connector draw:style-name="gr6" draw:layer="layout" svg:x1="12.534cm" svg:y1="5.12cm" svg:x2="13.095cm" svg:y2="5.12cm" draw:start-shape="id6" draw:start-glue-point="8" draw:end-shape="id7" draw:end-glue-point="10" svg:d="M12534 5120h561" svg:viewBox="0 0 562 1">
          <text:p/>
        </draw:connector>
        <draw:connector draw:style-name="gr6" draw:layer="layout" svg:x1="13.955cm" svg:y1="5.12cm" svg:x2="14.424cm" svg:y2="5.12cm" draw:start-shape="id7" draw:start-glue-point="6" draw:end-shape="id8" draw:end-glue-point="4" svg:d="M13955 5120h469" svg:viewBox="0 0 470 1">
          <text:p/>
        </draw:connector>
        <draw:connector draw:style-name="gr6" draw:layer="layout" svg:x1="14.736cm" svg:y1="5.12cm" svg:x2="15.517cm" svg:y2="5.12cm" draw:start-shape="id8" draw:start-glue-point="8" draw:end-shape="id9" draw:end-glue-point="10" svg:d="M14736 5120h781" svg:viewBox="0 0 782 1">
          <text:p/>
        </draw:connector>
        <draw:connector draw:style-name="gr6" draw:layer="layout" draw:line-skew="-0.626cm" svg:x1="12.534cm" svg:y1="5.12cm" svg:x2="14.424cm" svg:y2="5.667cm" draw:start-shape="id6" draw:start-glue-point="8" draw:end-shape="id8" draw:end-glue-point="10" svg:d="M12534 5120h319v547h1571" svg:viewBox="0 0 1891 548">
          <text:p/>
        </draw:connector>
        <draw:frame draw:style-name="gr12" draw:text-style-name="P12" draw:layer="layout" svg:width="5.787cm" svg:height="1.755cm" svg:x="0.775cm" svg:y="5.879cm">
          <draw:text-box>
            <text:p text:style-name="P8"><text:span text:style-name="T3">2</text:span><text:span text:style-name="T3">4</text:span><text:span text:style-name="T3">: </text:span><text:span text:style-name="T3">a</text:span><text:span text:style-name="T3">n</text:span><text:span text:style-name="T3">d</text:span><text:span text:style-name="T3"><text:tab/></text:span><text:span text:style-name="T3">t</text:span><text:span text:style-name="T3">0</text:span><text:span text:style-name="T3">,</text:span><text:span text:style-name="T3">s</text:span><text:span text:style-name="T3">0</text:span><text:span text:style-name="T3">,</text:span><text:span text:style-name="T3">s</text:span><text:span text:style-name="T3">1</text:span></text:p>
          </draw:text-box>
        </draw:frame>
        <draw:frame draw:style-name="gr8" draw:text-style-name="P12" draw:layer="layout" svg:width="7.428cm" svg:height="0.908cm" svg:x="0.775cm" svg:y="7.902cm">
          <draw:text-box>
            <text:p text:style-name="P8"><text:span text:style-name="T3">2</text:span><text:span text:style-name="T3">8</text:span><text:span text:style-name="T3">: </text:span><text:span text:style-name="T3">o</text:span><text:span text:style-name="T3">r</text:span><text:span text:style-name="T3"><text:tab/></text:span><text:span text:style-name="T3">t</text:span><text:span text:style-name="T3">1</text:span><text:span text:style-name="T3">,</text:span><text:span text:style-name="T3">s</text:span><text:span text:style-name="T3">4</text:span><text:span text:style-name="T3">,</text:span><text:span text:style-name="T3">s</text:span><text:span text:style-name="T3">0</text:span></text:p>
          </draw:text-box>
        </draw:frame>
        <draw:frame draw:style-name="gr8" draw:text-style-name="P12" draw:layer="layout" svg:width="7.037cm" svg:height="0.908cm" svg:x="0.775cm" svg:y="9.502cm">
          <draw:text-box>
            <text:p text:style-name="P8"><text:span text:style-name="T3">2c: ...</text:span></text:p>
          </draw:text-box>
        </draw:frame>
        <draw:frame draw:style-name="gr13" draw:text-style-name="P13" draw:layer="layout" svg:width="0.781cm" svg:height="0.737cm" svg:x="6.689cm" svg:y="2.854cm">
          <draw:text-box>
            <text:p><text:span text:style-name="T1">1</text:span></text:p>
          </draw:text-box>
        </draw:frame>
        <draw:custom-shape draw:style-name="gr3" draw:text-style-name="P4" xml:id="id10" draw:id="id10" draw:layer="layout" svg:width="0.86cm" svg:height="0.938cm" svg:x="8.387cm" svg:y="6.27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0.028cm" svg:y="6.11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0.1830083128519cm 6.27200836524789cm)" svg:viewBox="0 0 220 221" draw:points="0,221 0,0 220,0">
            <text:p/>
          </draw:polyline>
        </draw:g>
        <draw:connector draw:style-name="gr6" draw:layer="layout" svg:x1="9.247cm" svg:y1="6.741cm" svg:x2="10.028cm" svg:y2="6.741cm" draw:start-shape="id10" draw:start-glue-point="6" draw:end-shape="id11" draw:end-glue-point="4" svg:d="M9247 6741h781" svg:viewBox="0 0 782 1">
          <text:p/>
        </draw:connector>
        <draw:frame draw:style-name="gr7" draw:text-style-name="P7" draw:layer="layout" svg:width="0.781cm" svg:height="0.568cm" svg:x="9.247cm" svg:y="6.208cm">
          <draw:text-box>
            <text:p><text:span text:style-name="T2">and</text:span></text:p>
          </draw:text-box>
        </draw:frame>
        <draw:custom-shape draw:style-name="gr9" draw:text-style-name="P10" xml:id="id12" draw:id="id12" draw:layer="layout" svg:width="0.86cm" svg:height="0.938cm" svg:x="10.553cm" svg:y="6.27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0.34cm" svg:y1="6.741cm" svg:x2="10.553cm" svg:y2="6.507cm" draw:start-shape="id11" draw:start-glue-point="8" draw:end-shape="id12" draw:end-glue-point="8" svg:d="M10340 6741h107v-234h106" svg:viewBox="0 0 214 235">
          <text:p/>
        </draw:connector>
        <draw:connector draw:style-name="gr6" draw:layer="layout" svg:x1="10.34cm" svg:y1="6.741cm" svg:x2="10.553cm" svg:y2="6.974cm" draw:start-shape="id11" draw:start-glue-point="8" draw:end-shape="id12" draw:end-glue-point="7" svg:d="M10340 6741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0.029cm" svg:y="6.11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0.1840083128519cm 6.27200836524789cm)" svg:viewBox="0 0 220 221" draw:points="0,221 0,0 220,0">
            <text:p/>
          </draw:polyline>
        </draw:g>
        <draw:g xml:id="id13" draw:id="id1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2.194cm" svg:y="6.11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490083128519cm 6.27200836524789cm)" svg:viewBox="0 0 220 221" draw:points="0,221 0,0 220,0">
            <text:p/>
          </draw:polyline>
        </draw:g>
        <draw:connector draw:style-name="gr6" draw:layer="layout" svg:x1="11.413cm" svg:y1="6.507cm" svg:x2="12.194cm" svg:y2="6.506cm" draw:start-shape="id12" draw:start-glue-point="5" draw:end-shape="id13" draw:end-glue-point="5" svg:d="M11413 6507h390v-1h391" svg:viewBox="0 0 782 2">
          <text:p/>
        </draw:connector>
        <draw:connector draw:style-name="gr6" draw:layer="layout" draw:line-skew="0.457cm" svg:x1="13.464cm" svg:y1="6.751cm" svg:x2="14.389cm" svg:y2="6.741cm" draw:start-shape="id14" draw:start-glue-point="5" draw:end-shape="id15" draw:end-glue-point="4" svg:d="M13464 6751h925v-10" svg:viewBox="0 0 926 11">
          <text:p/>
        </draw:connector>
        <draw:connector draw:style-name="gr6" draw:layer="layout" svg:x1="11.413cm" svg:y1="6.974cm" svg:x2="12.194cm" svg:y2="6.974cm" draw:start-shape="id12" draw:start-glue-point="4" draw:end-shape="id13" draw:end-glue-point="9" svg:d="M11413 6974h781" svg:viewBox="0 0 782 1">
          <text:p/>
        </draw:connector>
        <draw:custom-shape draw:style-name="gr9" draw:text-style-name="P10" xml:id="id16" draw:id="id16" draw:layer="layout" svg:width="0.86cm" svg:height="0.938cm" svg:x="15.262cm" svg:y="6.27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5" draw:id="id1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4.389cm" svg:y="6.11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440083128519cm 6.27200836524789cm)" svg:viewBox="0 0 220 221" draw:points="0,221 0,0 220,0">
            <text:p/>
          </draw:polyline>
        </draw:g>
        <draw:g xml:id="id17" draw:id="id17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16.591cm" svg:y="6.11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460083128519cm 6.27200836524789cm)" svg:viewBox="0 0 220 221" draw:points="0,221 0,0 220,0">
            <text:p/>
          </draw:polyline>
        </draw:g>
        <draw:custom-shape draw:style-name="gr9" draw:text-style-name="P10" xml:id="id18" draw:id="id18" draw:layer="layout" svg:width="0.86cm" svg:height="0.938cm" svg:x="17.684cm" svg:y="6.27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2.918cm" svg:y="6.272cm" svg:viewBox="0 0 547 937" draw:points="0,0 547,234 547,703 0,937 0,625 157,469 0,312">
          <text:p/>
        </draw:polygon>
        <draw:frame draw:style-name="gr7" draw:text-style-name="P7" draw:layer="layout" svg:width="0.781cm" svg:height="0.568cm" svg:x="16.903cm" svg:y="6.173cm">
          <draw:text-box>
            <text:p><text:span text:style-name="T2">t</text:span><text:span text:style-name="T2">0</text:span></text:p>
          </draw:text-box>
        </draw:frame>
        <draw:polygon draw:style-name="gr11" draw:text-style-name="P11" xml:id="id14" draw:id="id14" draw:layer="layout" svg:width="0.546cm" svg:height="0.936cm" svg:x="12.928cm" svg:y="6.283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11.413cm" svg:y="6.479cm">
          <draw:text-box>
            <text:p><text:span text:style-name="T2">s</text:span><text:span text:style-name="T2">1</text:span></text:p>
          </draw:text-box>
        </draw:frame>
        <draw:frame draw:style-name="gr7" draw:text-style-name="P7" draw:layer="layout" svg:width="0.303cm" svg:height="0.568cm" svg:x="13.11cm" svg:y="6.428cm">
          <draw:text-box>
            <text:p><text:span text:style-name="T2">&amp;</text:span></text:p>
          </draw:text-box>
        </draw:frame>
        <draw:connector draw:style-name="gr6" draw:layer="layout" svg:x1="12.506cm" svg:y1="6.975cm" svg:x2="12.928cm" svg:y2="6.974cm" draw:start-shape="id13" draw:start-glue-point="7" draw:end-shape="id14" draw:end-glue-point="6" svg:d="M12506 6975h211v-1h211" svg:viewBox="0 0 423 2">
          <text:p/>
        </draw:connector>
        <draw:connector draw:style-name="gr6" draw:layer="layout" svg:x1="12.506cm" svg:y1="6.506cm" svg:x2="12.929cm" svg:y2="6.507cm" draw:start-shape="id13" draw:start-glue-point="6" draw:end-shape="id14" draw:end-glue-point="4" svg:d="M12506 6506h211v1h212" svg:viewBox="0 0 424 2">
          <text:p/>
        </draw:connector>
        <draw:connector draw:style-name="gr6" draw:layer="layout" svg:x1="14.701cm" svg:y1="6.741cm" svg:x2="15.262cm" svg:y2="6.741cm" draw:start-shape="id15" draw:start-glue-point="8" draw:end-shape="id16" draw:end-glue-point="10" svg:d="M14701 6741h561" svg:viewBox="0 0 562 1">
          <text:p/>
        </draw:connector>
        <draw:connector draw:style-name="gr6" draw:layer="layout" svg:x1="16.122cm" svg:y1="6.741cm" svg:x2="16.591cm" svg:y2="6.741cm" draw:start-shape="id16" draw:start-glue-point="6" draw:end-shape="id17" draw:end-glue-point="4" svg:d="M16122 6741h469" svg:viewBox="0 0 470 1">
          <text:p/>
        </draw:connector>
        <draw:connector draw:style-name="gr6" draw:layer="layout" svg:x1="16.903cm" svg:y1="6.741cm" svg:x2="17.684cm" svg:y2="6.741cm" draw:start-shape="id17" draw:start-glue-point="8" draw:end-shape="id18" draw:end-glue-point="10" svg:d="M16903 6741h781" svg:viewBox="0 0 782 1">
          <text:p/>
        </draw:connector>
        <draw:connector draw:style-name="gr6" draw:layer="layout" draw:line-skew="-0.626cm" svg:x1="14.701cm" svg:y1="6.741cm" svg:x2="16.591cm" svg:y2="7.288cm" draw:start-shape="id15" draw:start-glue-point="8" draw:end-shape="id17" draw:end-glue-point="10" svg:d="M14701 6741h319v547h1571" svg:viewBox="0 0 1891 548">
          <text:p/>
        </draw:connector>
        <draw:frame draw:style-name="gr7" draw:text-style-name="P7" draw:layer="layout" svg:width="0.781cm" svg:height="0.568cm" svg:x="11.413cm" svg:y="5.939cm">
          <draw:text-box>
            <text:p><text:span text:style-name="T2">s0</text:span></text:p>
          </draw:text-box>
        </draw:frame>
        <draw:frame draw:style-name="gr13" draw:text-style-name="P13" draw:layer="layout" svg:width="0.781cm" svg:height="0.737cm" svg:x="8.877cm" svg:y="2.854cm">
          <draw:text-box>
            <text:p><text:span text:style-name="T1">2</text:span></text:p>
          </draw:text-box>
        </draw:frame>
        <draw:frame draw:style-name="gr13" draw:text-style-name="P13" draw:layer="layout" svg:width="0.781cm" svg:height="0.737cm" svg:x="11.064cm" svg:y="2.854cm">
          <draw:text-box>
            <text:p><text:span text:style-name="T1">3</text:span></text:p>
          </draw:text-box>
        </draw:frame>
        <draw:frame draw:style-name="gr13" draw:text-style-name="P13" draw:layer="layout" svg:width="0.781cm" svg:height="0.737cm" svg:x="13.252cm" svg:y="2.854cm">
          <draw:text-box>
            <text:p><text:span text:style-name="T1">4</text:span></text:p>
          </draw:text-box>
        </draw:frame>
        <draw:frame draw:style-name="gr13" draw:text-style-name="P13" draw:layer="layout" svg:width="0.781cm" svg:height="0.737cm" svg:x="17.627cm" svg:y="2.854cm">
          <draw:text-box>
            <text:p><text:span text:style-name="T1">6</text:span></text:p>
          </draw:text-box>
        </draw:frame>
        <draw:frame draw:style-name="gr13" draw:text-style-name="P13" draw:layer="layout" svg:width="0.781cm" svg:height="0.737cm" svg:x="22.002cm" svg:y="2.854cm">
          <draw:text-box>
            <text:p><text:span text:style-name="T1">8</text:span></text:p>
          </draw:text-box>
        </draw:frame>
        <draw:frame draw:style-name="gr13" draw:text-style-name="P13" draw:layer="layout" svg:width="0.781cm" svg:height="0.737cm" svg:x="19.814cm" svg:y="2.854cm">
          <draw:text-box>
            <text:p><text:span text:style-name="T1">7</text:span></text:p>
          </draw:text-box>
        </draw:frame>
        <draw:frame draw:style-name="gr13" draw:text-style-name="P13" draw:layer="layout" svg:width="0.781cm" svg:height="0.737cm" svg:x="15.439cm" svg:y="2.854cm">
          <draw:text-box>
            <text:p><text:span text:style-name="T1">5</text:span></text:p>
          </draw:text-box>
        </draw:frame>
        <draw:frame draw:style-name="gr7" draw:text-style-name="P7" draw:layer="layout" svg:width="0.781cm" svg:height="0.568cm" svg:x="9.247cm" svg:y="4.317cm">
          <draw:text-box>
            <text:p><text:span text:style-name="T2">t1</text:span></text:p>
          </draw:text-box>
        </draw:frame>
        <draw:line draw:style-name="gr14" draw:text-style-name="P6" draw:layer="layout" svg:x1="5.908cm" svg:y1="3.792cm" svg:x2="23.564cm" svg:y2="3.792cm">
          <text:p/>
        </draw:line>
        <draw:frame draw:style-name="gr8" draw:text-style-name="P12" draw:layer="layout" svg:width="5.444cm" svg:height="0.908cm" svg:x="0.776cm" svg:y="4.602cm">
          <draw:text-box>
            <text:p text:style-name="P8"><text:span text:style-name="T3">20: beq</text:span><text:span text:style-name="T3"><text:tab/></text:span><text:span text:style-name="T3">t1,t2,40</text:span></text:p>
          </draw:text-box>
        </draw:frame>
        <draw:connector draw:style-name="gr15" draw:text-style-name="P6" draw:layer="layout" draw:type="line" svg:x1="9.898cm" svg:y1="5.142cm" svg:x2="10.575cm" svg:y2="12.355cm" draw:start-shape="id19" draw:start-glue-point="1" draw:end-shape="id20" draw:end-glue-point="10" svg:d="M9898 5142l677 7213" svg:viewBox="0 0 678 7214">
          <text:p/>
        </draw:connector>
        <draw:frame draw:style-name="gr8" draw:text-style-name="P12" draw:layer="layout" svg:width="5.444cm" svg:height="0.908cm" svg:x="0.776cm" svg:y="11.879cm">
          <draw:text-box>
            <text:p text:style-name="P8"><text:span text:style-name="T3">60: slt</text:span><text:span text:style-name="T3"><text:tab/></text:span><text:span text:style-name="T3">t3,s2,s3</text:span></text:p>
          </draw:text-box>
        </draw:frame>
        <draw:custom-shape draw:style-name="gr2" draw:text-style-name="P2" draw:layer="layout" svg:width="0.412cm" svg:height="0.938cm" svg:x="13.189cm" svg:y="11.8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12cm" svg:height="0.938cm" svg:x="19.872cm" svg:y="11.8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0.86cm" svg:height="0.938cm" svg:x="10.575cm" svg:y="11.88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1" draw:id="id2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2.216cm" svg:y="11.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710083128519cm 11.8860083652479cm)" svg:viewBox="0 0 220 221" draw:points="0,221 0,0 220,0">
            <text:p/>
          </draw:polyline>
        </draw:g>
        <draw:connector draw:style-name="gr6" draw:layer="layout" svg:x1="11.435cm" svg:y1="12.355cm" svg:x2="12.216cm" svg:y2="12.355cm" draw:start-shape="id20" draw:start-glue-point="6" draw:end-shape="id21" draw:end-glue-point="4" svg:d="M11435 12355h781" svg:viewBox="0 0 782 1">
          <text:p/>
        </draw:connector>
        <draw:frame draw:style-name="gr7" draw:text-style-name="P7" draw:layer="layout" svg:width="0.781cm" svg:height="0.568cm" svg:x="11.435cm" svg:y="11.822cm">
          <draw:text-box>
            <text:p><text:span text:style-name="T2">s</text:span><text:span text:style-name="T2">lt</text:span></text:p>
          </draw:text-box>
        </draw:frame>
        <draw:custom-shape draw:style-name="gr9" draw:text-style-name="P10" xml:id="id22" draw:id="id22" draw:layer="layout" svg:width="0.86cm" svg:height="0.938cm" svg:x="12.741cm" svg:y="11.88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2.528cm" svg:y1="12.355cm" svg:x2="12.741cm" svg:y2="12.121cm" draw:start-shape="id21" draw:start-glue-point="8" draw:end-shape="id22" draw:end-glue-point="8" svg:d="M12528 12355h107v-234h106" svg:viewBox="0 0 214 235">
          <text:p/>
        </draw:connector>
        <draw:connector draw:style-name="gr6" draw:layer="layout" svg:x1="12.528cm" svg:y1="12.355cm" svg:x2="12.741cm" svg:y2="12.588cm" draw:start-shape="id21" draw:start-glue-point="8" draw:end-shape="id22" draw:end-glue-point="7" svg:d="M12528 12355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2.217cm" svg:y="11.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720083128519cm 11.8860083652479cm)" svg:viewBox="0 0 220 221" draw:points="0,221 0,0 220,0">
            <text:p/>
          </draw:polyline>
        </draw:g>
        <draw:g xml:id="id23" draw:id="id2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4.382cm" svg:y="11.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370083128519cm 11.8860083652479cm)" svg:viewBox="0 0 220 221" draw:points="0,221 0,0 220,0">
            <text:p/>
          </draw:polyline>
        </draw:g>
        <draw:connector draw:style-name="gr6" draw:layer="layout" svg:x1="13.601cm" svg:y1="12.121cm" svg:x2="14.382cm" svg:y2="12.12cm" draw:start-shape="id22" draw:start-glue-point="5" draw:end-shape="id23" draw:end-glue-point="5" svg:d="M13601 12121h390v-1h391" svg:viewBox="0 0 782 2">
          <text:p/>
        </draw:connector>
        <draw:connector draw:style-name="gr6" draw:layer="layout" draw:line-skew="0.457cm" svg:x1="15.652cm" svg:y1="12.365cm" svg:x2="16.577cm" svg:y2="12.355cm" draw:start-shape="id24" draw:start-glue-point="5" draw:end-shape="id25" draw:end-glue-point="4" svg:d="M15652 12365h925v-10" svg:viewBox="0 0 926 11">
          <text:p/>
        </draw:connector>
        <draw:connector draw:style-name="gr6" draw:layer="layout" svg:x1="13.601cm" svg:y1="12.588cm" svg:x2="14.382cm" svg:y2="12.588cm" draw:start-shape="id22" draw:start-glue-point="4" draw:end-shape="id23" draw:end-glue-point="9" svg:d="M13601 12588h781" svg:viewBox="0 0 782 1">
          <text:p/>
        </draw:connector>
        <draw:custom-shape draw:style-name="gr9" draw:text-style-name="P10" xml:id="id26" draw:id="id26" draw:layer="layout" svg:width="0.86cm" svg:height="0.938cm" svg:x="17.45cm" svg:y="11.88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5" draw:id="id2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6.577cm" svg:y="11.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320083128519cm 11.8860083652479cm)" svg:viewBox="0 0 220 221" draw:points="0,221 0,0 220,0">
            <text:p/>
          </draw:polyline>
        </draw:g>
        <draw:g xml:id="id27" draw:id="id27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18.779cm" svg:y="11.7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8.9340083128519cm 11.8860083652479cm)" svg:viewBox="0 0 220 221" draw:points="0,221 0,0 220,0">
            <text:p/>
          </draw:polyline>
        </draw:g>
        <draw:custom-shape draw:style-name="gr9" draw:text-style-name="P10" xml:id="id28" draw:id="id28" draw:layer="layout" svg:width="0.86cm" svg:height="0.938cm" svg:x="19.872cm" svg:y="11.88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5.106cm" svg:y="11.886cm" svg:viewBox="0 0 547 937" draw:points="0,0 547,234 547,703 0,937 0,625 157,469 0,312">
          <text:p/>
        </draw:polygon>
        <draw:frame draw:style-name="gr7" draw:text-style-name="P7" draw:layer="layout" svg:width="0.781cm" svg:height="0.568cm" svg:x="19.091cm" svg:y="11.787cm">
          <draw:text-box>
            <text:p><text:span text:style-name="T2">t3</text:span></text:p>
          </draw:text-box>
        </draw:frame>
        <draw:polygon draw:style-name="gr11" draw:text-style-name="P11" xml:id="id24" draw:id="id24" draw:layer="layout" svg:width="0.546cm" svg:height="0.936cm" svg:x="15.116cm" svg:y="11.897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13.601cm" svg:y="12.093cm">
          <draw:text-box>
            <text:p><text:span text:style-name="T2">s</text:span><text:span text:style-name="T2">3</text:span></text:p>
          </draw:text-box>
        </draw:frame>
        <draw:frame draw:style-name="gr16" draw:text-style-name="P7" draw:layer="layout" svg:width="0.547cm" svg:height="1.075cm" svg:x="15.168cm" svg:y="11.789cm">
          <draw:text-box>
            <text:p><text:span text:style-name="T2">s</text:span><text:span text:style-name="T2">lt</text:span></text:p>
          </draw:text-box>
        </draw:frame>
        <draw:connector draw:style-name="gr6" draw:layer="layout" svg:x1="14.694cm" svg:y1="12.589cm" svg:x2="15.116cm" svg:y2="12.588cm" draw:start-shape="id23" draw:start-glue-point="7" draw:end-shape="id24" draw:end-glue-point="6" svg:d="M14694 12589h211v-1h211" svg:viewBox="0 0 423 2">
          <text:p/>
        </draw:connector>
        <draw:connector draw:style-name="gr6" draw:layer="layout" svg:x1="14.694cm" svg:y1="12.12cm" svg:x2="15.117cm" svg:y2="12.121cm" draw:start-shape="id23" draw:start-glue-point="6" draw:end-shape="id24" draw:end-glue-point="4" svg:d="M14694 12120h211v1h212" svg:viewBox="0 0 424 2">
          <text:p/>
        </draw:connector>
        <draw:connector draw:style-name="gr6" draw:layer="layout" svg:x1="16.889cm" svg:y1="12.355cm" svg:x2="17.45cm" svg:y2="12.355cm" draw:start-shape="id25" draw:start-glue-point="8" draw:end-shape="id26" draw:end-glue-point="10" svg:d="M16889 12355h561" svg:viewBox="0 0 562 1">
          <text:p/>
        </draw:connector>
        <draw:connector draw:style-name="gr6" draw:layer="layout" svg:x1="18.31cm" svg:y1="12.355cm" svg:x2="18.779cm" svg:y2="12.355cm" draw:start-shape="id26" draw:start-glue-point="6" draw:end-shape="id27" draw:end-glue-point="4" svg:d="M18310 12355h469" svg:viewBox="0 0 470 1">
          <text:p/>
        </draw:connector>
        <draw:connector draw:style-name="gr6" draw:layer="layout" svg:x1="19.091cm" svg:y1="12.355cm" svg:x2="19.872cm" svg:y2="12.355cm" draw:start-shape="id27" draw:start-glue-point="8" draw:end-shape="id28" draw:end-glue-point="10" svg:d="M19091 12355h781" svg:viewBox="0 0 782 1">
          <text:p/>
        </draw:connector>
        <draw:connector draw:style-name="gr6" draw:layer="layout" draw:line-skew="-0.626cm" svg:x1="16.889cm" svg:y1="12.355cm" svg:x2="18.779cm" svg:y2="12.902cm" draw:start-shape="id25" draw:start-glue-point="8" draw:end-shape="id27" draw:end-glue-point="10" svg:d="M16889 12355h319v547h1571" svg:viewBox="0 0 1891 548">
          <text:p/>
        </draw:connector>
        <draw:frame draw:style-name="gr7" draw:text-style-name="P7" draw:layer="layout" svg:width="0.781cm" svg:height="0.568cm" svg:x="13.601cm" svg:y="11.553cm">
          <draw:text-box>
            <text:p><text:span text:style-name="T2">s</text:span><text:span text:style-name="T2">2</text:span></text:p>
          </draw:text-box>
        </draw:frame>
        <draw:polyline draw:style-name="gr17" draw:text-style-name="P6" draw:layer="layout" svg:width="6.368cm" svg:height="2.733cm" draw:transform="rotate (-1.5707963267949) translate (6.562cm 5.51cm)" svg:viewBox="0 0 6369 2734" draw:points="0,2734 760,2734 760,0 4900,0 4900,2734 6369,2734">
          <text:p/>
        </draw:polyline>
        <draw:polyline draw:style-name="gr5" draw:text-style-name="P6" draw:layer="layout" svg:width="1.629cm" svg:height="0.558cm" draw:transform="rotate (-1.5707963267949) translate (20.103cm 5.965cm)" svg:viewBox="0 0 1630 559" draw:points="0,559 0,0 1630,0 1630,559">
          <text:p/>
        </draw:polyline>
        <draw:frame draw:style-name="gr18" draw:text-style-name="P14" draw:layer="layout" svg:width="2.488cm" svg:height="2.111cm" svg:x="20.003cm" svg:y="6.08cm">
          <draw:text-box>
            <text:p><text:span text:style-name="T4">Z</text:span><text:span text:style-name="T4">a</text:span><text:span text:style-name="T4">h</text:span><text:span text:style-name="T4">o</text:span><text:span text:style-name="T4">d</text:span><text:span text:style-name="T4">it</text:span></text:p>
            <text:p><text:span text:style-name="T4">t</text:span><text:span text:style-name="T4">u</text:span><text:span text:style-name="T4">t</text:span><text:span text:style-name="T4">o</text:span></text:p>
            <text:p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k</text:span><text:span text:style-name="T4">c</text:span><text:span text:style-name="T4">i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2H1M55S</meta:editing-duration>
    <meta:editing-cycles>276</meta:editing-cycles>
    <meta:generator>LibreOffice/6.4.7.2$Linux_X86_64 LibreOffice_project/40$Build-2</meta:generator>
    <dc:date>2023-03-09T18:25:47.904951719</dc:date>
    <dc:description>https://cw.fel.cvut.cz/wiki/courses/b35apo/start</dc:description>
    <dc:subject>B35APO - Computer Architectures</dc:subject>
    <dc:title>Central Processing Unit (CPU)</dc:title>
    <meta:document-statistic meta:object-count="165"/>
  </office:meta>
</office:document-meta>
</file>